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86.84pt" svg:y="41.22pt">
            <loext:p draw:notify-on-update-of-ranges="Sheet1.D4:Sheet1.D4 Sheet1.D5:Sheet1.D7 Sheet1.E4:Sheet1.E4 Sheet1.E5:Sheet1.E7 Sheet1.D4:Sheet1.D4 Sheet1.D5:Sheet1.D7 Sheet1.F4:Sheet1.F4 Sheet1.F5:Sheet1.F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digit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digit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ahrhard</meta:initial-creator>
    <meta:creation-date>2015-05-11T04:34:08.833532204</meta:creation-date>
    <dc:date>2015-05-11T04:46:55.042692594</dc:date>
    <dc:creator>Markus Mahrhard</dc:creator>
    <meta:editing-duration>PT12M48S</meta:editing-duration>
    <meta:editing-cycles>1</meta:editing-cycles>
    <meta:document-statistic meta:table-count="1" meta:cell-count="12" meta:object-count="1"/>
    <meta:generator>LibreOfficeDev/5.0.0.0.alpha1$Linux_X86_64 LibreOffice_project/f8fac1f0a9d4141ec5d24bf2a5f1b9857be01ba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1cm" svg:y="3.952cm" style:legend-expansion="high" chart:style-name="ch2"/>
        <chart:plot-area chart:style-name="ch3" table:cell-range-address="Sheet1.D4:Sheet1.F7" chart:data-source-has-labels="row" svg:x="0.32cm" svg:y="0.18cm" svg:width="13.381cm" svg:height="8.64cm">
          <chartooo:coordinate-region svg:x="1.047cm" svg:y="0.379cm" svg:width="11.9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E5:Sheet1.E7" chart:label-cell-address="Sheet1.E4:Sheet1.E4" chart:class="chart:scatter">
            <chart:domain table:cell-range-address="Sheet1.D5:Sheet1.D7"/>
            <chart:data-point chart:repeated="3"/>
          </chart:series>
          <chart:series chart:attached-axis="primary-y" chart:style-name="ch8" chart:values-cell-range-address="Sheet1.F5:Sheet1.F7" chart:label-cell-address="Sheet1.F4:Sheet1.F4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2</text:p>
                <draw:g>
                  <svg:desc>Sheet1.E4:Sheet1.E4</svg:desc>
                </draw:g>
              </table:table-cell>
              <table:table-cell office:value-type="string">
                <text:p>col3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5:Sheet1.D7</svg:desc>
                </draw:g>
              </table:table-cell>
              <table:table-cell office:value-type="float" office:value="1">
                <text:p>1</text:p>
                <draw:g>
                  <svg:desc>Sheet1.E5:Sheet1.E7</svg:desc>
                </draw:g>
              </table:table-cell>
              <table:table-cell office:value-type="float" office:value="2">
                <text:p>2</text:p>
                <draw:g>
                  <svg:desc>Sheet1.F5:Sheet1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0.0.0.alpha1$Linux_X86_64 LibreOffice_project/f8fac1f0a9d4141ec5d24bf2a5f1b9857be01b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